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7.119cm" fo:min-width="21.47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73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798cm" fo:min-width="4.759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393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2.409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bottom" draw:auto-grow-height="false" fo:min-height="2.249cm" fo:min-width="8.98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3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acb20c" draw:textarea-horizontal-align="justify" draw:textarea-vertical-align="bottom" draw:auto-grow-height="false" fo:min-height="0.816cm" fo:min-width="3.423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acb20c" draw:textarea-horizontal-align="justify" draw:textarea-vertical-align="bottom" draw:auto-grow-height="false" fo:min-height="0.816cm" fo:min-width="4.058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de59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dee6ef"/>
      <style:paragraph-properties fo:text-align="start" style:writing-mode="lr-tb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e1e047"/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solid" draw:fill-color="#acb20c"/>
      <style:paragraph-properties fo:text-align="center"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8.255cm" svg:x="3.222cm" svg:y="7.985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5.653cm" svg:height="3.493cm" svg:x="3.919cm" svg:y="8.302cm">
          <text:p text:style-name="P3">Nitro <text:s text:c="3"/>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6.397cm" svg:y1="9.572cm" svg:x2="15.922cm" svg:y2="6.556cm" draw:start-shape="id1" draw:start-glue-point="0" draw:end-shape="id2" draw:end-glue-point="3" svg:d="M6397 9572c0-2011 3175-3016 9525-3016" svg:viewBox="0 0 9526 3017">
          <text:p/>
        </draw:connector>
        <draw:custom-shape draw:style-name="gr4" draw:text-style-name="P4" xml:id="id3" draw:id="id3" draw:layer="layout" svg:width="5.459cm" svg:height="1.248cm" svg:x="15.226cm" svg:y="10.202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7" draw:id="id7" draw:layer="layout" svg:width="5.08cm" svg:height="1.904cm" svg:x="9.255cm" svg:y="5.763cm">
          <text:p text:style-name="P6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4.127cm" svg:height="1.588cm" svg:x="15.922cm" svg:y="5.762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6" draw:id="id6" draw:layer="layout" svg:width="4.128cm" svg:height="1.905cm" svg:x="15.922cm" svg:y="12.43cm">
          <text:p text:style-name="P6">Secrets</text:p>
          <text:p text:style-name="P6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3.175cm" svg:height="1.905cm" svg:x="4.81cm" svg:y="9.572cm">
          <text:p text:style-name="P3">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4" draw:id="id4" draw:layer="layout" svg:width="9.843cm" svg:height="2.857cm" svg:x="3.857cm" svg:y="13.065cm">
          <text:p text:style-name="P3">Quorum 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7.985cm" svg:y1="7.35cm" svg:x2="17.955cm" svg:y2="10.202cm" draw:start-shape="id2" draw:start-glue-point="2" draw:end-shape="id3" draw:end-glue-point="0" svg:d="M17985 7350c0 2140-30 715-30 2852" svg:viewBox="0 0 31 2853">
          <text:p/>
        </draw:connector>
        <draw:connector draw:style-name="gr3" draw:text-style-name="P5" draw:layer="layout" draw:type="curve" svg:x1="7.985cm" svg:y1="10.524cm" svg:x2="8.778cm" svg:y2="13.065cm" draw:start-shape="id1" draw:start-glue-point="1" draw:end-shape="id4" draw:end-glue-point="0" svg:d="M7985 10524c529 0 793 847 793 2541" svg:viewBox="0 0 794 2542">
          <text:p/>
        </draw:connector>
        <draw:frame draw:style-name="gr10" draw:text-style-name="P11" draw:layer="layout" svg:width="3.89cm" svg:height="0.962cm" svg:x="11.261cm" svg:y="9.681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303cm" svg:y="11.477cm">
          <draw:text-box>
            <text:p>retrieves</text:p>
            <text:p>shard</text:p>
          </draw:text-box>
        </draw:frame>
        <draw:frame draw:style-name="gr12" draw:text-style-name="P5" draw:layer="layout" svg:width="1.348cm" svg:height="1.348cm" svg:x="12.669cm" svg:y="6.12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5" draw:layer="layout" svg:width="1.348cm" svg:height="1.348cm" svg:x="18.298cm" svg:y="5.97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145cm" svg:y="8.302cm">
          <draw:text-box>
            <text:p>transaction</text:p>
          </draw:text-box>
        </draw:frame>
        <draw:frame draw:style-name="gr14" draw:text-style-name="P13" draw:layer="layout" svg:width="6.033cm" svg:height="1.228cm" svg:x="20.685cm" svg:y="5.487cm">
          <draw:text-box>
            <text:p text:style-name="P12"><text:span text:style-name="T1">SDT Platform</text:span></text:p>
          </draw:text-box>
        </draw:frame>
        <draw:frame draw:style-name="gr15" draw:text-style-name="P11" draw:layer="layout" svg:width="2.16cm" svg:height="0.962cm" svg:x="5.825cm" svg:y="11.795cm">
          <draw:text-box>
            <text:p>writes</text:p>
          </draw:text-box>
        </draw:frame>
        <draw:connector draw:style-name="gr3" draw:text-style-name="P5" draw:layer="layout" draw:type="curve" svg:x1="9.572cm" svg:y1="10.048cm" svg:x2="15.922cm" svg:y2="13.382cm" draw:start-shape="id5" draw:start-glue-point="1" draw:end-shape="id6" draw:end-glue-point="3" svg:d="M9572 10048c4762 0 1588 3334 6350 3334" svg:viewBox="0 0 6351 3335">
          <text:p/>
        </draw:connector>
        <draw:connector draw:style-name="gr3" draw:text-style-name="P5" draw:layer="layout" draw:type="curve" svg:x1="15.226cm" svg:y1="10.826cm" svg:x2="9.572cm" svg:y2="10.048cm" draw:start-shape="id3" draw:start-glue-point="3" draw:end-shape="id5" draw:end-glue-point="1" svg:d="M15226 10826c-4240 0-1414-778-5654-778" svg:viewBox="0 0 5655 779">
          <text:p/>
        </draw:connector>
        <draw:frame draw:style-name="gr11" draw:text-style-name="P11" draw:layer="layout" svg:width="2.937cm" svg:height="1.673cm" svg:x="4.175cm" svg:y="6.312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9.537cm" svg:y="5.994cm">
          <draw:text-box>
            <text:p>External Cosigner</text:p>
          </draw:text-box>
        </draw:frame>
        <draw:frame draw:style-name="gr12" draw:text-style-name="P5" draw:layer="layout" svg:width="1.348cm" svg:height="1.348cm" svg:x="18.463cm" svg:y="12.74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3" draw:text-style-name="P5" draw:layer="layout" draw:type="curve" svg:x1="17.955cm" svg:y1="11.45cm" svg:x2="17.986cm" svg:y2="12.43cm" draw:start-shape="id3" draw:start-glue-point="2" draw:end-shape="id6" draw:end-glue-point="0" svg:d="M17955 11450c0 735 31 245 31 980" svg:viewBox="0 0 32 981">
          <text:p/>
        </draw:connector>
        <draw:connector draw:style-name="gr3" draw:text-style-name="P5" draw:layer="layout" draw:type="curve" svg:x1="6.397cm" svg:y1="9.572cm" svg:x2="9.255cm" svg:y2="6.715cm" draw:start-shape="id1" draw:start-glue-point="0" draw:end-shape="id7" draw:end-glue-point="3" svg:d="M6397 9572c0-1905 952-2857 2858-2857" svg:viewBox="0 0 2859 2858">
          <text:p/>
        </draw:connector>
        <draw:frame draw:style-name="gr17" draw:text-style-name="P11" draw:layer="layout" svg:width="5.973cm" svg:height="0.962cm" svg:x="20.685cm" svg:y="6.397cm">
          <draw:text-box>
            <text:p>BlockChain Module</text:p>
          </draw:text-box>
        </draw:frame>
        <draw:custom-shape draw:style-name="gr18" draw:text-style-name="P14" draw:layer="layout" svg:width="4.127cm" svg:height="1.27cm" svg:x="4.175cm" svg:y="13.382cm">
          <text:p text:style-name="P3">$$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4.762cm" svg:height="1.27cm" svg:x="8.62cm" svg:y="13.382cm">
          <text:p text:style-name="P3">Gold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6T17:37:44.227193381</dc:date>
    <meta:editing-duration>PT4H10M10S</meta:editing-duration>
    <meta:editing-cycles>43</meta:editing-cycles>
    <meta:generator>LibreOffice/24.8.3.2$Linux_X86_64 LibreOffice_project/e14c9fdd1f585efcbb2c5363087a99d20928d522</meta:generator>
    <meta:document-statistic meta:object-count="28"/>
  </office:meta>
</office:document-meta>
</file>